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11">
      <style:paragraph-properties fo:margin-top="0cm" fo:margin-bottom="0.499cm" style:contextual-spacing="false"/>
    </style:style>
    <style:style style:name="P7" style:family="paragraph" style:parent-style-name="Preformatted_20_Text" style:list-style-name="L13">
      <style:paragraph-properties fo:margin-top="0cm" fo:margin-bottom="0.499cm" style:contextual-spacing="false"/>
    </style:style>
    <style:style style:name="P8" style:family="paragraph" style:parent-style-name="Preformatted_20_Text" style:list-style-name="L15">
      <style:paragraph-properties fo:margin-top="0cm" fo:margin-bottom="0.499cm" style:contextual-spacing="false"/>
    </style:style>
    <style:style style:name="P9" style:family="paragraph" style:parent-style-name="Preformatted_20_Text" style:list-style-name="L17">
      <style:paragraph-properties fo:margin-top="0cm" fo:margin-bottom="0.499cm" style:contextual-spacing="false"/>
    </style:style>
    <style:style style:name="P10" style:family="paragraph" style:parent-style-name="Preformatted_20_Text" style:list-style-name="L39"/>
    <style:style style:name="P11" style:family="paragraph" style:parent-style-name="Preformatted_20_Text" style:list-style-name="L39">
      <style:paragraph-properties fo:margin-top="0cm" fo:margin-bottom="0.499cm" style:contextual-spacing="false"/>
    </style:style>
    <style:style style:name="P12" style:family="paragraph" style:parent-style-name="Preformatted_20_Text" style:list-style-name="L48"/>
    <style:style style:name="P13" style:family="paragraph" style:parent-style-name="Preformatted_20_Text" style:list-style-name="L48">
      <style:paragraph-properties fo:margin-top="0cm" fo:margin-bottom="0.499cm" style:contextual-spacing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1">
      <style:paragraph-properties fo:margin-left="0cm" fo:margin-right="0cm" fo:text-indent="0cm" style:auto-text-indent="false"/>
    </style:style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left="0cm" fo:margin-right="0cm" fo:text-indent="0cm" style:auto-text-indent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 style:list-style-name="L15">
      <style:paragraph-properties fo:margin-left="0cm" fo:margin-right="0cm" fo:text-indent="0cm" style:auto-text-indent="false"/>
    </style:style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7">
      <style:paragraph-properties fo:margin-left="0cm" fo:margin-right="0cm" fo:text-indent="0cm" style:auto-text-indent="false"/>
    </style:style>
    <style:style style:name="P52" style:family="paragraph" style:parent-style-name="Text_20_body" style:list-style-name="L18"/>
    <style:style style:name="P53" style:family="paragraph" style:parent-style-name="Text_20_body" style:list-style-name="L19"/>
    <style:style style:name="P54" style:family="paragraph" style:parent-style-name="Text_20_body" style:list-style-name="L20"/>
    <style:style style:name="P55" style:family="paragraph" style:parent-style-name="Text_20_body" style:list-style-name="L21"/>
    <style:style style:name="P56" style:family="paragraph" style:parent-style-name="Text_20_body" style:list-style-name="L22"/>
    <style:style style:name="P57" style:family="paragraph" style:parent-style-name="Text_20_body" style:list-style-name="L23"/>
    <style:style style:name="P58" style:family="paragraph" style:parent-style-name="Text_20_body" style:list-style-name="L24"/>
    <style:style style:name="P59" style:family="paragraph" style:parent-style-name="Text_20_body" style:list-style-name="L25"/>
    <style:style style:name="P60" style:family="paragraph" style:parent-style-name="Text_20_body" style:list-style-name="L26"/>
    <style:style style:name="P61" style:family="paragraph" style:parent-style-name="Text_20_body" style:list-style-name="L27"/>
    <style:style style:name="P62" style:family="paragraph" style:parent-style-name="Text_20_body" style:list-style-name="L28"/>
    <style:style style:name="P63" style:family="paragraph" style:parent-style-name="Text_20_body" style:list-style-name="L29"/>
    <style:style style:name="P64" style:family="paragraph" style:parent-style-name="Text_20_body" style:list-style-name="L30"/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3"/>
    <style:style style:name="P68" style:family="paragraph" style:parent-style-name="Text_20_body" style:list-style-name="L34"/>
    <style:style style:name="P69" style:family="paragraph" style:parent-style-name="Text_20_body" style:list-style-name="L35"/>
    <style:style style:name="P70" style:family="paragraph" style:parent-style-name="Text_20_body" style:list-style-name="L36"/>
    <style:style style:name="P71" style:family="paragraph" style:parent-style-name="Text_20_body" style:list-style-name="L37"/>
    <style:style style:name="P72" style:family="paragraph" style:parent-style-name="Text_20_body" style:list-style-name="L38"/>
    <style:style style:name="P73" style:family="paragraph" style:parent-style-name="Text_20_body" style:list-style-name="L39"/>
    <style:style style:name="P74" style:family="paragraph" style:parent-style-name="Text_20_body" style:list-style-name="L39">
      <style:paragraph-properties fo:margin-left="0cm" fo:margin-right="0cm" fo:text-indent="0cm" style:auto-text-indent="false"/>
    </style:style>
    <style:style style:name="P75" style:family="paragraph" style:parent-style-name="Text_20_body" style:list-style-name="L39">
      <style:text-properties fo:font-weight="bold"/>
    </style:style>
    <style:style style:name="P76" style:family="paragraph" style:parent-style-name="Text_20_body" style:list-style-name="L40">
      <style:text-properties fo:font-weight="bold"/>
    </style:style>
    <style:style style:name="P77" style:family="paragraph" style:parent-style-name="Text_20_body" style:list-style-name="L41">
      <style:text-properties fo:font-weight="bold"/>
    </style:style>
    <style:style style:name="P78" style:family="paragraph" style:parent-style-name="Text_20_body" style:list-style-name="L42">
      <style:text-properties fo:font-weight="bold"/>
    </style:style>
    <style:style style:name="P79" style:family="paragraph" style:parent-style-name="Text_20_body" style:list-style-name="L43">
      <style:text-properties fo:font-weight="bold"/>
    </style:style>
    <style:style style:name="P80" style:family="paragraph" style:parent-style-name="Text_20_body" style:list-style-name="L44">
      <style:text-properties fo:font-weight="bold"/>
    </style:style>
    <style:style style:name="P81" style:family="paragraph" style:parent-style-name="Text_20_body" style:list-style-name="L45">
      <style:text-properties fo:font-weight="bold"/>
    </style:style>
    <style:style style:name="P82" style:family="paragraph" style:parent-style-name="Text_20_body" style:list-style-name="L46">
      <style:text-properties fo:font-weight="bold"/>
    </style:style>
    <style:style style:name="P83" style:family="paragraph" style:parent-style-name="Text_20_body" style:list-style-name="L47">
      <style:text-properties fo:font-weight="bold"/>
    </style:style>
    <style:style style:name="P84" style:family="paragraph" style:parent-style-name="Text_20_body" style:list-style-name="L48">
      <style:text-properties fo:font-weight="bold"/>
    </style:style>
    <style:style style:name="P85" style:family="paragraph" style:parent-style-name="Text_20_body" style:list-style-name="L49">
      <style:text-properties fo:font-weight="bold"/>
    </style:style>
    <style:style style:name="P86" style:family="paragraph" style:parent-style-name="Text_20_body" style:list-style-name="L50">
      <style:text-properties fo:font-weight="bold"/>
    </style:style>
    <style:style style:name="P87" style:family="paragraph" style:parent-style-name="Text_20_body" style:list-style-name="L51">
      <style:text-properties fo:font-weight="bold"/>
    </style:style>
    <style:style style:name="P88" style:family="paragraph" style:parent-style-name="Text_20_body" style:list-style-name="L52">
      <style:text-properties fo:font-weight="bold"/>
    </style:style>
    <style:style style:name="P89" style:family="paragraph" style:parent-style-name="Text_20_body" style:list-style-name="L53">
      <style:text-properties fo:font-weight="bold"/>
    </style:style>
    <style:style style:name="P90" style:family="paragraph" style:parent-style-name="Text_20_body" style:list-style-name="L54">
      <style:text-properties fo:font-weight="bold"/>
    </style:style>
    <style:style style:name="P91" style:family="paragraph" style:parent-style-name="Text_20_body" style:list-style-name="L55">
      <style:text-properties fo:font-weight="bold"/>
    </style:style>
    <style:style style:name="P92" style:family="paragraph" style:parent-style-name="Text_20_body" style:list-style-name="L56">
      <style:text-properties fo:font-weight="bold"/>
    </style:style>
    <style:style style:name="P93" style:family="paragraph" style:parent-style-name="Text_20_body" style:list-style-name="L57">
      <style:text-properties fo:font-weight="bold"/>
    </style:style>
    <style:style style:name="P94" style:family="paragraph" style:parent-style-name="Text_20_body" style:list-style-name="L58">
      <style:text-properties fo:font-weight="bold"/>
    </style:style>
    <style:style style:name="P95" style:family="paragraph" style:parent-style-name="Text_20_body" style:list-style-name="L40"/>
    <style:style style:name="P96" style:family="paragraph" style:parent-style-name="Text_20_body" style:list-style-name="L41"/>
    <style:style style:name="P97" style:family="paragraph" style:parent-style-name="Text_20_body" style:list-style-name="L42"/>
    <style:style style:name="P98" style:family="paragraph" style:parent-style-name="Text_20_body" style:list-style-name="L43"/>
    <style:style style:name="P99" style:family="paragraph" style:parent-style-name="Text_20_body" style:list-style-name="L44"/>
    <style:style style:name="P100" style:family="paragraph" style:parent-style-name="Text_20_body" style:list-style-name="L45"/>
    <style:style style:name="P101" style:family="paragraph" style:parent-style-name="Text_20_body" style:list-style-name="L46"/>
    <style:style style:name="P102" style:family="paragraph" style:parent-style-name="Text_20_body" style:list-style-name="L47"/>
    <style:style style:name="P103" style:family="paragraph" style:parent-style-name="Text_20_body" style:list-style-name="L48"/>
    <style:style style:name="P104" style:family="paragraph" style:parent-style-name="Text_20_body" style:list-style-name="L48">
      <style:paragraph-properties fo:margin-left="0cm" fo:margin-right="0cm" fo:text-indent="0cm" style:auto-text-indent="false"/>
    </style:style>
    <style:style style:name="P105" style:family="paragraph" style:parent-style-name="Text_20_body" style:list-style-name="L49"/>
    <style:style style:name="P106" style:family="paragraph" style:parent-style-name="Text_20_body" style:list-style-name="L50"/>
    <style:style style:name="P107" style:family="paragraph" style:parent-style-name="Text_20_body" style:list-style-name="L51"/>
    <style:style style:name="P108" style:family="paragraph" style:parent-style-name="Text_20_body" style:list-style-name="L52"/>
    <style:style style:name="P109" style:family="paragraph" style:parent-style-name="Text_20_body" style:list-style-name="L53"/>
    <style:style style:name="P110" style:family="paragraph" style:parent-style-name="Text_20_body" style:list-style-name="L54"/>
    <style:style style:name="P111" style:family="paragraph" style:parent-style-name="Text_20_body" style:list-style-name="L55"/>
    <style:style style:name="P112" style:family="paragraph" style:parent-style-name="Text_20_body" style:list-style-name="L56"/>
    <style:style style:name="P113" style:family="paragraph" style:parent-style-name="Text_20_body" style:list-style-name="L57"/>
    <style:style style:name="P114" style:family="paragraph" style:parent-style-name="Text_20_body" style:list-style-name="L58"/>
    <style:style style:name="P115" style:family="paragraph" style:parent-style-name="Text_20_body" style:list-style-name="L59"/>
    <style:style style:name="P116" style:family="paragraph" style:parent-style-name="Text_20_body" style:list-style-name="L60"/>
    <style:style style:name="P117" style:family="paragraph" style:parent-style-name="Text_20_body" style:list-style-name="L61"/>
    <style:style style:name="P118" style:family="paragraph" style:parent-style-name="Text_20_body" style:list-style-name="L62"/>
    <style:style style:name="P119" style:family="paragraph" style:parent-style-name="Text_20_body" style:list-style-name="L63"/>
    <style:style style:name="P120" style:family="paragraph" style:parent-style-name="Text_20_body" style:list-style-name="L64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5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5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5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5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5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5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5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5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5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5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5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5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5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5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5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5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5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5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5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5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5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5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5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5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5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5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5"/>
        </draw:text-box>
      </draw:frame>
      <text:h text:style-name="P1" text:outline-level="2">Configuración de Red en VirtualBox</text:h>
      <text:p text:style-name="Text_20_body">Para que las máquinas tengan conectividad privada y reciban IP automáticamente sin configurar archivos estáticos, utilizaremos el modo <text:span text:style-name="T2">Red de solo-anfitrión (Host-Only)</text:span>. Este modo crea una red privada entre las VMs y el anfitrión, incluyendo un servidor DHCP propio de VirtualBox.</text:p>
      <text:list text:style-name="L59">
        <text:list-item>
          <text:p text:style-name="P115">Apaga ambas máquinas virtuales.</text:p>
        </text:list-item>
        <text:list-item>
          <text:p text:style-name="P115">En la ventana principal de VirtualBox, selecciona la máquina (<text:span text:style-name="T2">Ubuntu</text:span> o <text:span text:style-name="T2">Rocky</text:span>).</text:p>
        </text:list-item>
        <text:list-item>
          <text:p text:style-name="P115">Ve a <text:span text:style-name="T2">Configuración &gt; Red</text:span>.</text:p>
        </text:list-item>
        <text:list-item>
          <text:p text:style-name="P115">En "Adaptador 1", selecciona: <text:span text:style-name="T2">Conectado a: Adaptador de solo-anfitrión</text:span>.</text:p>
        </text:list-item>
        <text:list-item>
          <text:p text:style-name="P115">Repite el proceso con la otra máquina.</text:p>
        </text:list-item>
        <text:list-item>
          <text:p text:style-name="P115">Inicia ambas máquinas.</text:p>
        </text:list-item>
      </text:list>
      <text:p text:style-name="Horizontal_20_Line"/>
      <text:h text:style-name="Heading_20_2" text:outline-level="2">Preparación de los Sistemas (Ubuntu 24.04 y Rocky Linux 10)</text:h>
      <text:p text:style-name="Text_20_body">Para que el usuario <text:span text:style-name="Source_20_Text">curso</text:span> pueda entrar, el servicio SSH debe estar instalado, activo y permitido en el firewall.</text:p>
      <text:h text:style-name="Heading_20_3" text:outline-level="3">En Ubuntu 24.04</text:h>
      <text:list text:style-name="L60">
        <text:list-item>
          <text:p text:style-name="P116">Abre la terminal.</text:p>
        </text:list-item>
        <text:list-item>
          <text:p text:style-name="P116">Instala el servidor SSH: <text:span text:style-name="Source_20_Text">sudo apt update &amp;&amp; sudo apt install openssh-server -y</text:span></text:p>
        </text:list-item>
        <text:list-item>
          <text:p text:style-name="P116">Asegúrate de que el servicio esté corriendo: <text:span text:style-name="Source_20_Text">sudo systemctl enable --now ssh</text:span></text:p>
        </text:list-item>
        <text:list-item>
          <text:p text:style-name="P116">Permite el tráfico en el firewall: <text:span text:style-name="Source_20_Text">sudo ufw allow ssh</text:span></text:p>
        </text:list-item>
      </text:list>
      <text:h text:style-name="Heading_20_3" text:outline-level="3">En Rocky Linux 10</text:h>
      <text:list text:style-name="L61">
        <text:list-item>
          <text:p text:style-name="P117">Abre la terminal.</text:p>
        </text:list-item>
        <text:list-item>
          <text:p text:style-name="P117">Instala el servidor (suele venir por defecto, pero verifiquemos): <text:span text:style-name="Source_20_Text">sudo dnf install openssh-server -y</text:span></text:p>
        </text:list-item>
        <text:list-item>
          <text:p text:style-name="P117">Inicia y habilita el servicio: <text:span text:style-name="Source_20_Text">sudo systemctl enable --now sshd</text:span></text:p>
        </text:list-item>
        <text:list-item>
          <text:p text:style-name="P117">Permite el tráfico en el firewall: <text:span text:style-name="Source_20_Text">sudo firewall-cmd --permanent --add-service=ssh</text:span> <text:span text:style-name="Source_20_Text">sudo firewall-cmd --reload</text:span></text:p>
        </text:list-item>
      </text:list>
      <text:p text:style-name="Horizontal_20_Line"/>
      <text:h text:style-name="Heading_20_2" text:outline-level="2">Identificación de las Direcciones IP</text:h>
      <text:p text:style-name="Text_20_body">Ahora vamos a averiguar qué IP les ha asignado el DHCP de VirtualBox. El usuario solicitó el comando <text:span text:style-name="Source_20_Text">hostname -i</text:span>, pero hay un detalle técnico: en muchas distribuciones, <text:span text:style-name="Source_20_Text">hostname -i</text:span> <text:soft-page-break/>intenta resolver el nombre por red, mientras que <text:span text:style-name="Source_20_Text">hostname -I</text:span> (I mayúscula) muestra directamente todas las direcciones IP de las interfaces.</text:p>
      <text:list text:style-name="L62">
        <text:list-item>
          <text:p text:style-name="P118">En <text:span text:style-name="T2">ambas</text:span> máquinas, ejecuta: <text:span text:style-name="Source_20_Text">hostname -I</text:span> <text:span text:style-name="T3">(Opcional: puedes usar </text:span><text:span text:style-name="Source_20_Text"><text:span text:style-name="T3">ip a</text:span></text:span><text:span text:style-name="T3"> para ver más detalles).</text:span></text:p>
        </text:list-item>
        <text:list-item>
          <text:p text:style-name="P118">Apunta las direcciones. Supongamos para este ejemplo:</text:p>
          <text:list>
            <text:list-item>
              <text:p text:style-name="P118"><text:span text:style-name="T2">IP de Ubuntu:</text:span> <text:span text:style-name="Source_20_Text">192.168.56.101</text:span></text:p>
            </text:list-item>
            <text:list-item>
              <text:p text:style-name="P118"><text:span text:style-name="T2">IP de Rocky:</text:span> <text:span text:style-name="Source_20_Text">192.168.56.102</text:span></text:p>
            </text:list-item>
          </text:list>
        </text:list-item>
      </text:list>
      <text:p text:style-name="Horizontal_20_Line"/>
      <text:h text:style-name="Heading_20_2" text:outline-level="2">Conexión SSH entre los equipos</text:h>
      <text:p text:style-name="Text_20_body">Ya tenemos red, usuario común (<text:span text:style-name="Source_20_Text">curso</text:span>), contraseña (<text:span text:style-name="Source_20_Text">qwerty</text:span>) y el servicio escuchando. Vamos a realizar la conexión.</text:p>
      <text:h text:style-name="Heading_20_3" text:outline-level="3">Paso 1: Desde Ubuntu hacia Rocky Linux</text:h>
      <text:list text:style-name="L63">
        <text:list-item>
          <text:p text:style-name="P119">En la terminal de Ubuntu, escribe: <text:span text:style-name="Source_20_Text">ssh curso@192.168.56.102</text:span> (Usa la IP que anotaste de Rocky).</text:p>
        </text:list-item>
        <text:list-item>
          <text:p text:style-name="P119">La primera vez te preguntará: <text:span text:style-name="T3">"The authenticity of host... can't be established. Are you sure you want to continue?"</text:span></text:p>
        </text:list-item>
        <text:list-item>
          <text:p text:style-name="P119">Escribe <text:span text:style-name="T2">yes</text:span> y pulsa Enter.</text:p>
        </text:list-item>
        <text:list-item>
          <text:p text:style-name="P119">Introduce la contraseña: <text:span text:style-name="T2">qwerty</text:span>.</text:p>
        </text:list-item>
        <text:list-item>
          <text:p text:style-name="P119">¡Listo! Verás que el <text:span text:style-name="T3">prompt</text:span> de tu terminal cambia y ahora dice algo como <text:span text:style-name="Source_20_Text">[curso@rocky-linux ~]$</text:span>.</text:p>
        </text:list-item>
      </text:list>
      <text:h text:style-name="Heading_20_3" text:outline-level="3">Paso 2: Desde Rocky Linux hacia Ubuntu</text:h>
      <text:list text:style-name="L64">
        <text:list-item>
          <text:p text:style-name="P120">Sal de la sesión anterior escribiendo <text:span text:style-name="Source_20_Text">exit</text:span>.</text:p>
        </text:list-item>
        <text:list-item>
          <text:p text:style-name="P120">En la terminal de Rocky, escribe: <text:span text:style-name="Source_20_Text">ssh curso@192.168.56.101</text:span> (Usa la IP que anotaste de Ubuntu).</text:p>
        </text:list-item>
        <text:list-item>
          <text:p text:style-name="P120">Escribe <text:span text:style-name="T2">yes</text:span> cuando te pida confirmar la clave del host.</text:p>
        </text:list-item>
        <text:list-item>
          <text:p text:style-name="P120">Introduce la contraseña: <text:span text:style-name="T2">qwerty</text:span>.</text:p>
        </text:list-item>
        <text:list-item>
          <text:p text:style-name="P120">Ahora estarás dentro de la máquina Ubuntu desde Rocky.</text:p>
        </text:list-item>
      </text:list>
      <text:p text:style-name="Horizontal_20_Line"/>
      <text:h text:style-name="Heading_20_2" text:outline-level="2">Verificación de Seguridad y Sesión</text:h>
      <text:p text:style-name="Text_20_body">Para confirmar que estás realmente en la otra máquina, una vez dentro de la sesión SSH puedes ejecutar: <text:span text:style-name="Source_20_Text">whoami</text:span> (Debería devolver <text:span text:style-name="Source_20_Text">curso</text:span>). <text:span text:style-name="Source_20_Text">hostname</text:span> (Debería devolver el nombre de la máquina remota).</text:p>
      <text:p text:style-name="P1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1:58:16.670361497</dc:date>
    <meta:editing-duration>P1DT1H22M57S</meta:editing-duration>
    <meta:editing-cycles>6</meta:editing-cycles>
    <meta:generator>LibreOffice/24.2.2.2$Linux_X86_64 LibreOffice_project/d56cc158d8a96260b836f100ef4b4ef25d6f1a01</meta:generator>
    <meta:print-date>2026-02-22T11:00:58.969177840</meta:print-date>
    <meta:printed-by>Archivos PDF</meta:printed-by>
    <meta:document-statistic meta:table-count="0" meta:image-count="0" meta:object-count="0" meta:page-count="3" meta:paragraph-count="42" meta:word-count="495" meta:character-count="2996" meta:non-whitespace-character-count="2576"/>
  </office:meta>
</office:document-meta>
</file>